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4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69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4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39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Gadug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Gadug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4.03pt" svg:height="255.26pt" svg:x="494.76pt" svg:y="14.77pt">
            <draw:object draw:notify-on-update-of-ranges="Sheet1.B2:Sheet1.B2 Sheet1.B3:Sheet1.B22 Sheet1.C2:Sheet1.C2 Sheet1.C3:Sheet1.C22 Sheet1.B2:Sheet1.B2 Sheet1.B3:Sheet1.B22 Sheet1.D2:Sheet1.D2 Sheet1.D3:Sheet1.D22 Sheet1.B2:Sheet1.B2 Sheet1.B3:Sheet1.B22 Sheet1.E2:Sheet1.E2 Sheet1.E3:Sheet1.E22 Sheet1.B2:Sheet1.B2 Sheet1.B3:Sheet1.B22 Sheet1.F2:Sheet1.F2 Sheet1.F3:Sheet1.F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37pt" svg:height="255.26pt" svg:x="496.06pt" svg:y="310.56pt">
            <draw:object draw:notify-on-update-of-ranges="Sheet1.B23:Sheet1.B25 Sheet1.C2:Sheet1.C2 Sheet1.C23:Sheet1.C25 Sheet1.D2:Sheet1.D2 Sheet1.D23:Sheet1.D25 Sheet1.E2:Sheet1.E2 Sheet1.E23:Sheet1.E25 Sheet1.F2:Sheet1.F2 Sheet1.F23:Sheet1.F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Test</text:p>
          </table:table-cell>
          <table:table-cell table:style-name="ce6" office:value-type="string" calcext:value-type="string">
            <text:p>one1DMatrix</text:p>
          </table:table-cell>
          <table:table-cell table:style-name="ce6" office:value-type="string" calcext:value-type="string">
            <text:p>two1DMatrices</text:p>
          </table:table-cell>
          <table:table-cell table:style-name="ce6" office:value-type="string" calcext:value-type="string">
            <text:p>one2DMatrix</text:p>
          </table:table-cell>
          <table:table-cell table:style-name="ce6" office:value-type="string" calcext:value-type="string">
            <text:p>two2DMatrices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0872000455856323" calcext:value-type="float">
            <text:p>0.0872ms</text:p>
          </table:table-cell>
          <table:table-cell office:value-type="float" office:value="0.0821999907493591" calcext:value-type="float">
            <text:p>0.0822ms</text:p>
          </table:table-cell>
          <table:table-cell office:value-type="float" office:value="0.147000014781952" calcext:value-type="float">
            <text:p>0.1470ms</text:p>
          </table:table-cell>
          <table:table-cell office:value-type="float" office:value="0.218400001525879" calcext:value-type="float">
            <text:p>0.2184ms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.0728000402450562" calcext:value-type="float">
            <text:p>0.0728ms</text:p>
          </table:table-cell>
          <table:table-cell office:value-type="float" office:value="0.126199960708618" calcext:value-type="float">
            <text:p>0.1262ms</text:p>
          </table:table-cell>
          <table:table-cell office:value-type="float" office:value="0.156199991703033" calcext:value-type="float">
            <text:p>0.1562ms</text:p>
          </table:table-cell>
          <table:table-cell office:value-type="float" office:value="0.151700019836426" calcext:value-type="float">
            <text:p>0.1517ms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0.0925999879837036" calcext:value-type="float">
            <text:p>0.0926ms</text:p>
          </table:table-cell>
          <table:table-cell office:value-type="float" office:value="0.0758999586105347" calcext:value-type="float">
            <text:p>0.0759ms</text:p>
          </table:table-cell>
          <table:table-cell office:value-type="float" office:value="0.255600035190582" calcext:value-type="float">
            <text:p>0.2556ms</text:p>
          </table:table-cell>
          <table:table-cell office:value-type="float" office:value="0.191500008106232" calcext:value-type="float">
            <text:p>0.1915ms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0878000259399414" calcext:value-type="float">
            <text:p>0.0878ms</text:p>
          </table:table-cell>
          <table:table-cell office:value-type="float" office:value="0.0752999782562256" calcext:value-type="float">
            <text:p>0.0753ms</text:p>
          </table:table-cell>
          <table:table-cell office:value-type="float" office:value="0.154300034046173" calcext:value-type="float">
            <text:p>0.1543ms</text:p>
          </table:table-cell>
          <table:table-cell office:value-type="float" office:value="0.147199988365173" calcext:value-type="float">
            <text:p>0.1472ms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0875999927520752" calcext:value-type="float">
            <text:p>0.0876ms</text:p>
          </table:table-cell>
          <table:table-cell office:value-type="float" office:value="0.0889999866485596" calcext:value-type="float">
            <text:p>0.0890ms</text:p>
          </table:table-cell>
          <table:table-cell office:value-type="float" office:value="0.164700031280518" calcext:value-type="float">
            <text:p>0.1647ms</text:p>
          </table:table-cell>
          <table:table-cell office:value-type="float" office:value="0.155600011348724" calcext:value-type="float">
            <text:p>0.1556ms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0.0747999548912048" calcext:value-type="float">
            <text:p>0.0748ms</text:p>
          </table:table-cell>
          <table:table-cell office:value-type="float" office:value="0.0777000188827515" calcext:value-type="float">
            <text:p>0.0777ms</text:p>
          </table:table-cell>
          <table:table-cell office:value-type="float" office:value="0.16569995880127" calcext:value-type="float">
            <text:p>0.1657ms</text:p>
          </table:table-cell>
          <table:table-cell office:value-type="float" office:value="0.186800003051758" calcext:value-type="float">
            <text:p>0.1868ms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0.122500002384186" calcext:value-type="float">
            <text:p>0.1225ms</text:p>
          </table:table-cell>
          <table:table-cell office:value-type="float" office:value="0.0791999697685242" calcext:value-type="float">
            <text:p>0.0792ms</text:p>
          </table:table-cell>
          <table:table-cell office:value-type="float" office:value="0.158500015735626" calcext:value-type="float">
            <text:p>0.1585ms</text:p>
          </table:table-cell>
          <table:table-cell office:value-type="float" office:value="0.168200016021729" calcext:value-type="float">
            <text:p>0.1682ms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0.125699996948242" calcext:value-type="float">
            <text:p>0.1257ms</text:p>
          </table:table-cell>
          <table:table-cell office:value-type="float" office:value="0.0920000076293945" calcext:value-type="float">
            <text:p>0.0920ms</text:p>
          </table:table-cell>
          <table:table-cell office:value-type="float" office:value="0.239099979400635" calcext:value-type="float">
            <text:p>0.2391ms</text:p>
          </table:table-cell>
          <table:table-cell office:value-type="float" office:value="0.146899998188019" calcext:value-type="float">
            <text:p>0.1469ms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0.0776999592781067" calcext:value-type="float">
            <text:p>0.0777ms</text:p>
          </table:table-cell>
          <table:table-cell office:value-type="float" office:value="0.0888999700546265" calcext:value-type="float">
            <text:p>0.0889ms</text:p>
          </table:table-cell>
          <table:table-cell office:value-type="float" office:value="0.164600014686584" calcext:value-type="float">
            <text:p>0.1646ms</text:p>
          </table:table-cell>
          <table:table-cell office:value-type="float" office:value="0.162799954414368" calcext:value-type="float">
            <text:p>0.1628ms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0.0777999758720398" calcext:value-type="float">
            <text:p>0.0778ms</text:p>
          </table:table-cell>
          <table:table-cell office:value-type="float" office:value="0.0903000235557556" calcext:value-type="float">
            <text:p>0.0903ms</text:p>
          </table:table-cell>
          <table:table-cell office:value-type="float" office:value="0.153400003910065" calcext:value-type="float">
            <text:p>0.1534ms</text:p>
          </table:table-cell>
          <table:table-cell office:value-type="float" office:value="0.182000041007996" calcext:value-type="float">
            <text:p>0.1820ms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0.0774999856948853" calcext:value-type="float">
            <text:p>0.0775ms</text:p>
          </table:table-cell>
          <table:table-cell office:value-type="float" office:value="0.0788000226020813" calcext:value-type="float">
            <text:p>0.0788ms</text:p>
          </table:table-cell>
          <table:table-cell office:value-type="float" office:value="0.208299994468689" calcext:value-type="float">
            <text:p>0.2083ms</text:p>
          </table:table-cell>
          <table:table-cell office:value-type="float" office:value="0.158799946308136" calcext:value-type="float">
            <text:p>0.1588ms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0.0812000036239624" calcext:value-type="float">
            <text:p>0.0812ms</text:p>
          </table:table-cell>
          <table:table-cell office:value-type="float" office:value="0.0834000110626221" calcext:value-type="float">
            <text:p>0.0834ms</text:p>
          </table:table-cell>
          <table:table-cell office:value-type="float" office:value="0.145599961280823" calcext:value-type="float">
            <text:p>0.1456ms</text:p>
          </table:table-cell>
          <table:table-cell office:value-type="float" office:value="0.154000043869019" calcext:value-type="float">
            <text:p>0.1540ms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0.0870000123977661" calcext:value-type="float">
            <text:p>0.0870ms</text:p>
          </table:table-cell>
          <table:table-cell office:value-type="float" office:value="0.0841000080108643" calcext:value-type="float">
            <text:p>0.0841ms</text:p>
          </table:table-cell>
          <table:table-cell office:value-type="float" office:value="0.150200009346008" calcext:value-type="float">
            <text:p>0.1502ms</text:p>
          </table:table-cell>
          <table:table-cell office:value-type="float" office:value="0.146700024604797" calcext:value-type="float">
            <text:p>0.1467ms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0.108900010585785" calcext:value-type="float">
            <text:p>0.1089ms</text:p>
          </table:table-cell>
          <table:table-cell office:value-type="float" office:value="0.0792999863624573" calcext:value-type="float">
            <text:p>0.0793ms</text:p>
          </table:table-cell>
          <table:table-cell office:value-type="float" office:value="0.163299977779388" calcext:value-type="float">
            <text:p>0.1633ms</text:p>
          </table:table-cell>
          <table:table-cell office:value-type="float" office:value="0.180099964141846" calcext:value-type="float">
            <text:p>0.1801ms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0.118000030517578" calcext:value-type="float">
            <text:p>0.1180ms</text:p>
          </table:table-cell>
          <table:table-cell office:value-type="float" office:value="0.0774000287055969" calcext:value-type="float">
            <text:p>0.0774ms</text:p>
          </table:table-cell>
          <table:table-cell office:value-type="float" office:value="0.165199995040894" calcext:value-type="float">
            <text:p>0.1652ms</text:p>
          </table:table-cell>
          <table:table-cell office:value-type="float" office:value="0.214300036430359" calcext:value-type="float">
            <text:p>0.2143ms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0.0789999961853027" calcext:value-type="float">
            <text:p>0.0790ms</text:p>
          </table:table-cell>
          <table:table-cell office:value-type="float" office:value="0.0767999887466431" calcext:value-type="float">
            <text:p>0.0768ms</text:p>
          </table:table-cell>
          <table:table-cell office:value-type="float" office:value="0.152500033378601" calcext:value-type="float">
            <text:p>0.1525ms</text:p>
          </table:table-cell>
          <table:table-cell office:value-type="float" office:value="0.158199965953827" calcext:value-type="float">
            <text:p>0.1582ms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0.0814000368118286" calcext:value-type="float">
            <text:p>0.0814ms</text:p>
          </table:table-cell>
          <table:table-cell office:value-type="float" office:value="0.0904000401496887" calcext:value-type="float">
            <text:p>0.0904ms</text:p>
          </table:table-cell>
          <table:table-cell office:value-type="float" office:value="0.16430002450943" calcext:value-type="float">
            <text:p>0.1643ms</text:p>
          </table:table-cell>
          <table:table-cell office:value-type="float" office:value="0.152599990367889" calcext:value-type="float">
            <text:p>0.1526ms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0.0845000147819519" calcext:value-type="float">
            <text:p>0.0845ms</text:p>
          </table:table-cell>
          <table:table-cell office:value-type="float" office:value="0.0776000022888184" calcext:value-type="float">
            <text:p>0.0776ms</text:p>
          </table:table-cell>
          <table:table-cell office:value-type="float" office:value="0.233800053596497" calcext:value-type="float">
            <text:p>0.2338ms</text:p>
          </table:table-cell>
          <table:table-cell office:value-type="float" office:value="0.216199994087219" calcext:value-type="float">
            <text:p>0.2162ms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0.0763999819755554" calcext:value-type="float">
            <text:p>0.0764ms</text:p>
          </table:table-cell>
          <table:table-cell office:value-type="float" office:value="0.126800000667572" calcext:value-type="float">
            <text:p>0.1268ms</text:p>
          </table:table-cell>
          <table:table-cell office:value-type="float" office:value="0.250699996948242" calcext:value-type="float">
            <text:p>0.2507ms</text:p>
          </table:table-cell>
          <table:table-cell office:value-type="float" office:value="0.155700027942657" calcext:value-type="float">
            <text:p>0.1557ms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0.0830999612808228" calcext:value-type="float">
            <text:p>0.0831ms</text:p>
          </table:table-cell>
          <table:table-cell office:value-type="float" office:value="0.076200008392334" calcext:value-type="float">
            <text:p>0.0762ms</text:p>
          </table:table-cell>
          <table:table-cell office:value-type="float" office:value="0.155900001525879" calcext:value-type="float">
            <text:p>0.1559ms</text:p>
          </table:table-cell>
          <table:table-cell office:value-type="float" office:value="0.142700016498566" calcext:value-type="float">
            <text:p>0.1427ms</text:p>
          </table:table-cell>
        </table:table-row>
        <table:table-row table:style-name="ro2">
          <table:table-cell/>
          <table:table-cell table:style-name="ce3" office:value-type="string" calcext:value-type="string">
            <text:p>Best</text:p>
          </table:table-cell>
          <table:table-cell table:formula="of:=MIN([.C3:.C22])" office:value-type="float" office:value="0.0728000402450562" calcext:value-type="float">
            <text:p>0.0728ms</text:p>
          </table:table-cell>
          <table:table-cell table:formula="of:=MIN([.D3:.D22])" office:value-type="float" office:value="0.0752999782562256" calcext:value-type="float">
            <text:p>0.0753ms</text:p>
          </table:table-cell>
          <table:table-cell table:formula="of:=MIN([.E3:.E22])" office:value-type="float" office:value="0.145599961280823" calcext:value-type="float">
            <text:p>0.1456ms</text:p>
          </table:table-cell>
          <table:table-cell table:formula="of:=MIN([.F3:.F22])" office:value-type="float" office:value="0.142700016498566" calcext:value-type="float">
            <text:p>0.1427ms</text:p>
          </table:table-cell>
        </table:table-row>
        <table:table-row table:style-name="ro2">
          <table:table-cell/>
          <table:table-cell table:style-name="ce4" office:value-type="string" calcext:value-type="string">
            <text:p>Worst</text:p>
          </table:table-cell>
          <table:table-cell table:formula="of:=MAX([.C3:.C22])" office:value-type="float" office:value="0.125699996948242" calcext:value-type="float">
            <text:p>0.1257ms</text:p>
          </table:table-cell>
          <table:table-cell table:formula="of:=MAX([.D3:.D22])" office:value-type="float" office:value="0.126800000667572" calcext:value-type="float">
            <text:p>0.1268ms</text:p>
          </table:table-cell>
          <table:table-cell table:formula="of:=MAX([.E3:.E22])" office:value-type="float" office:value="0.255600035190582" calcext:value-type="float">
            <text:p>0.2556ms</text:p>
          </table:table-cell>
          <table:table-cell table:formula="of:=MAX([.F3:.F22])" office:value-type="float" office:value="0.218400001525879" calcext:value-type="float">
            <text:p>0.2184ms</text:p>
          </table:table-cell>
        </table:table-row>
        <table:table-row table:style-name="ro2">
          <table:table-cell/>
          <table:table-cell table:style-name="ce5" office:value-type="string" calcext:value-type="string">
            <text:p>Average</text:p>
          </table:table-cell>
          <table:table-cell table:formula="of:=AVERAGE([.C3:.C22])" office:value-type="float" office:value="0.0891750007867813" calcext:value-type="float">
            <text:p>0.0892ms</text:p>
          </table:table-cell>
          <table:table-cell table:formula="of:=AVERAGE([.D3:.D22])" office:value-type="float" office:value="0.0863749980926514" calcext:value-type="float">
            <text:p>0.0864ms</text:p>
          </table:table-cell>
          <table:table-cell table:formula="of:=AVERAGE([.E3:.E22])" office:value-type="float" office:value="0.177445006370544" calcext:value-type="float">
            <text:p>0.1774ms</text:p>
          </table:table-cell>
          <table:table-cell table:formula="of:=AVERAGE([.F3:.F22])" office:value-type="float" office:value="0.169520002603531" calcext:value-type="float">
            <text:p>0.1695ms</text:p>
          </table:table-cell>
        </table:table-row>
        <table:table-row table:style-name="ro3">
          <table:table-cell/>
          <table:table-cell table:style-name="ce5" office:value-type="string" calcext:value-type="string">
            <text:p>Best %</text:p>
          </table:table-cell>
          <table:table-cell table:style-name="ce15" table:formula="of:=(([.C25]/[.C23])-1)" office:value-type="percentage" office:value="0.224930652326626" calcext:value-type="percentage">
            <text:p>22.49%</text:p>
          </table:table-cell>
          <table:table-cell table:style-name="ce15" table:formula="of:=(([.D25]/[.D23])-1)" office:value-type="percentage" office:value="0.147078659156321" calcext:value-type="percentage">
            <text:p>14.71%</text:p>
          </table:table-cell>
          <table:table-cell table:style-name="ce15" table:formula="of:=(([.E25]/[.E23])-1)" office:value-type="percentage" office:value="0.218716027185615" calcext:value-type="percentage">
            <text:p>21.87%</text:p>
          </table:table-cell>
          <table:table-cell table:style-name="ce15" table:formula="of:=(([.F25]/[.F23])-1)" office:value-type="percentage" office:value="0.187946622313351" calcext:value-type="percentage">
            <text:p>18.79%</text:p>
          </table:table-cell>
        </table:table-row>
        <table:table-row table:style-name="ro3">
          <table:table-cell/>
          <table:table-cell table:style-name="ce5" office:value-type="string" calcext:value-type="string">
            <text:p>Worst %</text:p>
          </table:table-cell>
          <table:table-cell table:style-name="ce15" table:formula="of:=(([.C25]/[.C24])-1)" office:value-type="percentage" office:value="-0.29057276888002" calcext:value-type="percentage">
            <text:p>-29.06%</text:p>
          </table:table-cell>
          <table:table-cell table:style-name="ce15" table:formula="of:=(([.D25]/[.D24])-1)" office:value-type="percentage" office:value="-0.318809166893474" calcext:value-type="percentage">
            <text:p>-31.88%</text:p>
          </table:table-cell>
          <table:table-cell table:style-name="ce15" table:formula="of:=(([.E25]/[.E24])-1)" office:value-type="percentage" office:value="-0.305770806180694" calcext:value-type="percentage">
            <text:p>-30.58%</text:p>
          </table:table-cell>
          <table:table-cell table:style-name="ce15" table:formula="of:=(([.F25]/[.F24])-1)" office:value-type="percentage" office:value="-0.223809517311546" calcext:value-type="percentage">
            <text:p>-22.3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/>
      <number:seconds/>
    </number:time-style>
    <number:text-style style:name="N130">
      <number:text-content/>
      <number:text>ms</number:text>
    </number:text-style>
    <number:currency-style style:name="N13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ms</number:text>
      <style:map style:condition="value()&gt;=0" style:apply-style-name="N132P0"/>
    </number:currency-style>
    <number:number-style style:name="N133P0" style:volatile="true">
      <number:number number:decimal-places="2" number:min-decimal-places="2" number:min-integer-digits="1" number:grouping="true"/>
    </number:number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ms</number:text>
      <style:map style:condition="value()&gt;=0" style:apply-style-name="N133P0"/>
    </number:currency-style>
    <number:number-style style:name="N134P0" style:volatile="true">
      <number:number number:decimal-places="2" number:min-decimal-places="2" number:min-integer-digits="1" number:grouping="true"/>
    </number:number-style>
    <number:text-style style:name="N134">
      <number:text>-[$$-409]#,##0.00</number:text>
      <number:text-content/>
      <number:text>ms</number:text>
      <style:map style:condition="value()&lt;=1.7976931348623157E+308" style:apply-style-name="N134P0"/>
    </number:text-style>
    <number:text-style style:name="N135">
      <number:text>#,##0.00</number:text>
      <number:text-content/>
      <number:text>ms</number:text>
    </number:text-style>
    <number:number-style style:name="N136">
      <number:number number:decimal-places="2" number:min-decimal-places="2" number:min-integer-digits="1" number:grouping="true"/>
      <number:text>ms</number:text>
    </number:number-style>
    <number:number-style style:name="N137">
      <number:number number:decimal-places="2" number:min-decimal-places="2" number:min-integer-digits="1"/>
      <number:text>ms</number:text>
    </number:number-style>
    <number:number-style style:name="N138">
      <number:number number:decimal-places="6" number:min-decimal-places="6" number:min-integer-digits="1"/>
      <number:text>ms</number:text>
    </number:number-style>
    <number:number-style style:name="N139">
      <number:number number:decimal-places="4" number:min-decimal-places="4" number:min-integer-digits="1"/>
      <number:text>ms</number:text>
    </number:number-style>
    <number:text-style style:name="N140">
      <number:text-content/>
      <number:text>ms</number:text>
    </number:text-style>
    <number:currency-style style:name="N14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ms</number:text>
      <style:map style:condition="value()&gt;=0" style:apply-style-name="N141P0"/>
    </number:currency-style>
    <number:number-style style:name="N142P0" style:volatile="true">
      <number:number number:decimal-places="2" number:min-decimal-places="2" number:min-integer-digits="1" number:grouping="true"/>
    </number:number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ms</number:text>
      <style:map style:condition="value()&gt;=0" style:apply-style-name="N142P0"/>
    </number:currency-style>
    <number:number-style style:name="N143P0" style:volatile="true">
      <number:number number:decimal-places="2" number:min-decimal-places="2" number:min-integer-digits="1" number:grouping="true"/>
    </number:number-style>
    <number:text-style style:name="N143">
      <number:text>-[$$-409]#,##0.00</number:text>
      <number:text-content/>
      <number:text>ms</number:text>
      <style:map style:condition="value()&lt;=1.7976931348623157E+308" style:apply-style-name="N143P0"/>
    </number:text-style>
    <number:text-style style:name="N144">
      <number:text>#,##0.00</number:text>
      <number:text-content/>
      <number:text>ms</number:text>
    </number:text-style>
    <number:number-style style:name="N145">
      <number:scientific-number number:decimal-places="2" number:min-decimal-places="2" number:min-integer-digits="1" number:min-exponent-digits="0" number:exponent-interval="1" number:forced-exponent-sign="true"/>
      <number:text>ms</number:text>
    </number:number-style>
    <number:number-style style:name="N146">
      <number:scientific-number number:decimal-places="2" number:min-decimal-places="2" number:min-integer-digits="1" number:min-exponent-digits="0" number:exponent-interval="1" number:forced-exponent-sign="false"/>
      <number:text>ms</number:text>
    </number:number-style>
    <number:number-style style:name="N147">
      <number:scientific-number number:decimal-places="2" number:min-decimal-places="2" number:min-integer-digits="2" number:min-exponent-digits="0" number:exponent-interval="2" number:forced-exponent-sign="false"/>
      <number:text>ms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/00/0000</text:date>, <text:time style:data-style-name="N2" text:time-value="12:46:27.0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0T12:11:10.303000000</meta:creation-date>
    <dc:date>2023-12-10T19:21:31.068000000</dc:date>
    <meta:editing-duration>PT7H5M1S</meta:editing-duration>
    <meta:editing-cycles>5</meta:editing-cycles>
    <meta:generator>LibreOffice/7.6.0.3$Windows_X86_64 LibreOffice_project/69edd8b8ebc41d00b4de3915dc82f8f0fc3b6265</meta:generator>
    <meta:document-statistic meta:table-count="1" meta:cell-count="130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9">
      <number:number number:decimal-places="4" number:min-decimal-places="4" number:min-integer-digits="1"/>
      <number:text>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8cm" svg:height="9.006cm" xlink:href=".." xlink:type="simple" chart:class="chart:scatter" chart:style-name="ch1">
        <chart:legend chart:legend-position="end" svg:x="12.399cm" svg:y="3.457cm" style:legend-expansion="high" chart:style-name="ch2"/>
        <chart:plot-area chart:style-name="ch3" table:cell-range-address="Sheet1.B2:Sheet1.F22" chart:data-source-has-labels="row" svg:x="0.32cm" svg:y="0.18cm" svg:width="11.759cm" svg:height="8.646cm">
          <chart:coordinate-region svg:x="2.079cm" svg:y="0.38cm" svg:width="9.813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22" chart:label-cell-address="Sheet1.C2:Sheet1.C2" chart:class="chart:scatter">
            <chart:domain table:cell-range-address="Sheet1.B3:Sheet1.B22"/>
            <chart:data-point chart:repeated="20"/>
          </chart:series>
          <chart:series chart:style-name="ch8" chart:values-cell-range-address="Sheet1.D3:Sheet1.D22" chart:label-cell-address="Sheet1.D2:Sheet1.D2" chart:class="chart:scatter">
            <chart:data-point chart:repeated="20"/>
          </chart:series>
          <chart:series chart:style-name="ch9" chart:values-cell-range-address="Sheet1.E3:Sheet1.E22" chart:label-cell-address="Sheet1.E2:Sheet1.E2" chart:class="chart:scatter">
            <chart:data-point chart:repeated="20"/>
          </chart:series>
          <chart:series chart:style-name="ch10" chart:values-cell-range-address="Sheet1.F3:Sheet1.F22" chart:label-cell-address="Sheet1.F2:Sheet1.F2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ne1DMatrix</text:p>
                <draw:g>
                  <svg:desc>Sheet1.C2:Sheet1.C2</svg:desc>
                </draw:g>
              </table:table-cell>
              <table:table-cell office:value-type="string">
                <text:p>two1DMatrices</text:p>
                <draw:g>
                  <svg:desc>Sheet1.D2:Sheet1.D2</svg:desc>
                </draw:g>
              </table:table-cell>
              <table:table-cell office:value-type="string">
                <text:p>one2DMatrix</text:p>
                <draw:g>
                  <svg:desc>Sheet1.E2:Sheet1.E2</svg:desc>
                </draw:g>
              </table:table-cell>
              <table:table-cell office:value-type="string">
                <text:p>two2DMatrices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22</svg:desc>
                </draw:g>
              </table:table-cell>
              <table:table-cell office:value-type="float" office:value="0.0872000455856323">
                <text:p>0.0872000455856323</text:p>
                <draw:g>
                  <svg:desc>Sheet1.C3:Sheet1.C22</svg:desc>
                </draw:g>
              </table:table-cell>
              <table:table-cell office:value-type="float" office:value="0.0821999907493591">
                <text:p>0.0821999907493591</text:p>
                <draw:g>
                  <svg:desc>Sheet1.D3:Sheet1.D22</svg:desc>
                </draw:g>
              </table:table-cell>
              <table:table-cell office:value-type="float" office:value="0.147000014781952">
                <text:p>0.147000014781952</text:p>
                <draw:g>
                  <svg:desc>Sheet1.E3:Sheet1.E22</svg:desc>
                </draw:g>
              </table:table-cell>
              <table:table-cell office:value-type="float" office:value="0.218400001525879">
                <text:p>0.218400001525879</text:p>
                <draw:g>
                  <svg:desc>Sheet1.F3:Sheet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728000402450562">
                <text:p>0.0728000402450562</text:p>
              </table:table-cell>
              <table:table-cell office:value-type="float" office:value="0.126199960708618">
                <text:p>0.126199960708618</text:p>
              </table:table-cell>
              <table:table-cell office:value-type="float" office:value="0.156199991703033">
                <text:p>0.156199991703033</text:p>
              </table:table-cell>
              <table:table-cell office:value-type="float" office:value="0.151700019836426">
                <text:p>0.151700019836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925999879837036">
                <text:p>0.0925999879837036</text:p>
              </table:table-cell>
              <table:table-cell office:value-type="float" office:value="0.0758999586105347">
                <text:p>0.0758999586105347</text:p>
              </table:table-cell>
              <table:table-cell office:value-type="float" office:value="0.255600035190582">
                <text:p>0.255600035190582</text:p>
              </table:table-cell>
              <table:table-cell office:value-type="float" office:value="0.191500008106232">
                <text:p>0.191500008106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878000259399414">
                <text:p>0.0878000259399414</text:p>
              </table:table-cell>
              <table:table-cell office:value-type="float" office:value="0.0752999782562256">
                <text:p>0.0752999782562256</text:p>
              </table:table-cell>
              <table:table-cell office:value-type="float" office:value="0.154300034046173">
                <text:p>0.154300034046173</text:p>
              </table:table-cell>
              <table:table-cell office:value-type="float" office:value="0.147199988365173">
                <text:p>0.147199988365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875999927520752">
                <text:p>0.0875999927520752</text:p>
              </table:table-cell>
              <table:table-cell office:value-type="float" office:value="0.0889999866485596">
                <text:p>0.0889999866485596</text:p>
              </table:table-cell>
              <table:table-cell office:value-type="float" office:value="0.164700031280518">
                <text:p>0.164700031280518</text:p>
              </table:table-cell>
              <table:table-cell office:value-type="float" office:value="0.155600011348724">
                <text:p>0.1556000113487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747999548912048">
                <text:p>0.0747999548912048</text:p>
              </table:table-cell>
              <table:table-cell office:value-type="float" office:value="0.0777000188827515">
                <text:p>0.0777000188827515</text:p>
              </table:table-cell>
              <table:table-cell office:value-type="float" office:value="0.16569995880127">
                <text:p>0.16569995880127</text:p>
              </table:table-cell>
              <table:table-cell office:value-type="float" office:value="0.186800003051758">
                <text:p>0.1868000030517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22500002384186">
                <text:p>0.122500002384186</text:p>
              </table:table-cell>
              <table:table-cell office:value-type="float" office:value="0.0791999697685242">
                <text:p>0.0791999697685242</text:p>
              </table:table-cell>
              <table:table-cell office:value-type="float" office:value="0.158500015735626">
                <text:p>0.158500015735626</text:p>
              </table:table-cell>
              <table:table-cell office:value-type="float" office:value="0.168200016021729">
                <text:p>0.1682000160217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25699996948242">
                <text:p>0.125699996948242</text:p>
              </table:table-cell>
              <table:table-cell office:value-type="float" office:value="0.0920000076293945">
                <text:p>0.0920000076293945</text:p>
              </table:table-cell>
              <table:table-cell office:value-type="float" office:value="0.239099979400635">
                <text:p>0.239099979400635</text:p>
              </table:table-cell>
              <table:table-cell office:value-type="float" office:value="0.146899998188019">
                <text:p>0.146899998188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776999592781067">
                <text:p>0.0776999592781067</text:p>
              </table:table-cell>
              <table:table-cell office:value-type="float" office:value="0.0888999700546265">
                <text:p>0.0888999700546265</text:p>
              </table:table-cell>
              <table:table-cell office:value-type="float" office:value="0.164600014686584">
                <text:p>0.164600014686584</text:p>
              </table:table-cell>
              <table:table-cell office:value-type="float" office:value="0.162799954414368">
                <text:p>0.162799954414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777999758720398">
                <text:p>0.0777999758720398</text:p>
              </table:table-cell>
              <table:table-cell office:value-type="float" office:value="0.0903000235557556">
                <text:p>0.0903000235557556</text:p>
              </table:table-cell>
              <table:table-cell office:value-type="float" office:value="0.153400003910065">
                <text:p>0.153400003910065</text:p>
              </table:table-cell>
              <table:table-cell office:value-type="float" office:value="0.182000041007996">
                <text:p>0.182000041007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774999856948853">
                <text:p>0.0774999856948853</text:p>
              </table:table-cell>
              <table:table-cell office:value-type="float" office:value="0.0788000226020813">
                <text:p>0.0788000226020813</text:p>
              </table:table-cell>
              <table:table-cell office:value-type="float" office:value="0.208299994468689">
                <text:p>0.208299994468689</text:p>
              </table:table-cell>
              <table:table-cell office:value-type="float" office:value="0.158799946308136">
                <text:p>0.158799946308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812000036239624">
                <text:p>0.0812000036239624</text:p>
              </table:table-cell>
              <table:table-cell office:value-type="float" office:value="0.0834000110626221">
                <text:p>0.0834000110626221</text:p>
              </table:table-cell>
              <table:table-cell office:value-type="float" office:value="0.145599961280823">
                <text:p>0.145599961280823</text:p>
              </table:table-cell>
              <table:table-cell office:value-type="float" office:value="0.154000043869019">
                <text:p>0.154000043869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870000123977661">
                <text:p>0.0870000123977661</text:p>
              </table:table-cell>
              <table:table-cell office:value-type="float" office:value="0.0841000080108643">
                <text:p>0.0841000080108643</text:p>
              </table:table-cell>
              <table:table-cell office:value-type="float" office:value="0.150200009346008">
                <text:p>0.150200009346008</text:p>
              </table:table-cell>
              <table:table-cell office:value-type="float" office:value="0.146700024604797">
                <text:p>0.1467000246047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08900010585785">
                <text:p>0.108900010585785</text:p>
              </table:table-cell>
              <table:table-cell office:value-type="float" office:value="0.0792999863624573">
                <text:p>0.0792999863624573</text:p>
              </table:table-cell>
              <table:table-cell office:value-type="float" office:value="0.163299977779388">
                <text:p>0.163299977779388</text:p>
              </table:table-cell>
              <table:table-cell office:value-type="float" office:value="0.180099964141846">
                <text:p>0.180099964141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18000030517578">
                <text:p>0.118000030517578</text:p>
              </table:table-cell>
              <table:table-cell office:value-type="float" office:value="0.0774000287055969">
                <text:p>0.0774000287055969</text:p>
              </table:table-cell>
              <table:table-cell office:value-type="float" office:value="0.165199995040894">
                <text:p>0.165199995040894</text:p>
              </table:table-cell>
              <table:table-cell office:value-type="float" office:value="0.214300036430359">
                <text:p>0.2143000364303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789999961853027">
                <text:p>0.0789999961853027</text:p>
              </table:table-cell>
              <table:table-cell office:value-type="float" office:value="0.0767999887466431">
                <text:p>0.0767999887466431</text:p>
              </table:table-cell>
              <table:table-cell office:value-type="float" office:value="0.152500033378601">
                <text:p>0.152500033378601</text:p>
              </table:table-cell>
              <table:table-cell office:value-type="float" office:value="0.158199965953827">
                <text:p>0.1581999659538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814000368118286">
                <text:p>0.0814000368118286</text:p>
              </table:table-cell>
              <table:table-cell office:value-type="float" office:value="0.0904000401496887">
                <text:p>0.0904000401496887</text:p>
              </table:table-cell>
              <table:table-cell office:value-type="float" office:value="0.16430002450943">
                <text:p>0.16430002450943</text:p>
              </table:table-cell>
              <table:table-cell office:value-type="float" office:value="0.152599990367889">
                <text:p>0.152599990367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845000147819519">
                <text:p>0.0845000147819519</text:p>
              </table:table-cell>
              <table:table-cell office:value-type="float" office:value="0.0776000022888184">
                <text:p>0.0776000022888184</text:p>
              </table:table-cell>
              <table:table-cell office:value-type="float" office:value="0.233800053596497">
                <text:p>0.233800053596497</text:p>
              </table:table-cell>
              <table:table-cell office:value-type="float" office:value="0.216199994087219">
                <text:p>0.2161999940872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763999819755554">
                <text:p>0.0763999819755554</text:p>
              </table:table-cell>
              <table:table-cell office:value-type="float" office:value="0.126800000667572">
                <text:p>0.126800000667572</text:p>
              </table:table-cell>
              <table:table-cell office:value-type="float" office:value="0.250699996948242">
                <text:p>0.250699996948242</text:p>
              </table:table-cell>
              <table:table-cell office:value-type="float" office:value="0.155700027942657">
                <text:p>0.1557000279426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830999612808228">
                <text:p>0.0830999612808228</text:p>
              </table:table-cell>
              <table:table-cell office:value-type="float" office:value="0.076200008392334">
                <text:p>0.076200008392334</text:p>
              </table:table-cell>
              <table:table-cell office:value-type="float" office:value="0.155900001525879">
                <text:p>0.155900001525879</text:p>
              </table:table-cell>
              <table:table-cell office:value-type="float" office:value="0.142700016498566">
                <text:p>0.142700016498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9">
      <number:number number:decimal-places="4" number:min-decimal-places="4" number:min-integer-digits="1"/>
      <number:text>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bar" chart:style-name="ch1">
        <chart:legend chart:legend-position="end" svg:x="12.965cm" svg:y="3.457cm" style:legend-expansion="high" chart:style-name="ch2"/>
        <chart:plot-area chart:style-name="ch3" table:cell-range-address="Sheet1.B23:Sheet1.F25 Sheet1.C2:Sheet1.F2" chart:data-source-has-labels="both" svg:x="0.319cm" svg:y="0.18cm" svg:width="12.327cm" svg:height="8.646cm">
          <chart:coordinate-region svg:x="2.078cm" svg:y="0.38cm" svg:width="10.568cm" svg:height="7.799cm"/>
          <chart:axis chart:dimension="x" chart:name="primary-x" chart:style-name="ch4" chartooo:axis-type="auto">
            <chartooo:date-scale/>
            <chart:categories table:cell-range-address="Sheet1.B23:Sheet1.B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3:Sheet1.C25" chart:label-cell-address="Sheet1.C2:Sheet1.C2" chart:class="chart:bar">
            <chart:data-point chart:repeated="3"/>
          </chart:series>
          <chart:series chart:style-name="ch8" chart:values-cell-range-address="Sheet1.D23:Sheet1.D25" chart:label-cell-address="Sheet1.D2:Sheet1.D2" chart:class="chart:bar">
            <chart:data-point chart:repeated="3"/>
          </chart:series>
          <chart:series chart:style-name="ch9" chart:values-cell-range-address="Sheet1.E23:Sheet1.E25" chart:label-cell-address="Sheet1.E2:Sheet1.E2" chart:class="chart:bar">
            <chart:data-point chart:repeated="3"/>
          </chart:series>
          <chart:series chart:style-name="ch10" chart:values-cell-range-address="Sheet1.F23:Sheet1.F25" chart:label-cell-address="Sheet1.F2:Sheet1.F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1DMatrix</text:p>
                <draw:g>
                  <svg:desc>Sheet1.C2:Sheet1.C2</svg:desc>
                </draw:g>
              </table:table-cell>
              <table:table-cell office:value-type="string">
                <text:p>two1DMatrices</text:p>
                <draw:g>
                  <svg:desc>Sheet1.D2:Sheet1.D2</svg:desc>
                </draw:g>
              </table:table-cell>
              <table:table-cell office:value-type="string">
                <text:p>one2DMatrix</text:p>
                <draw:g>
                  <svg:desc>Sheet1.E2:Sheet1.E2</svg:desc>
                </draw:g>
              </table:table-cell>
              <table:table-cell office:value-type="string">
                <text:p>two2DMatrices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st</text:p>
                <draw:g>
                  <svg:desc>Sheet1.B23:Sheet1.B25</svg:desc>
                </draw:g>
              </table:table-cell>
              <table:table-cell office:value-type="float" office:value="0.0728000402450562">
                <text:p>0.0728000402450562</text:p>
                <draw:g>
                  <svg:desc>Sheet1.C23:Sheet1.C25</svg:desc>
                </draw:g>
              </table:table-cell>
              <table:table-cell office:value-type="float" office:value="0.0752999782562256">
                <text:p>0.0752999782562256</text:p>
                <draw:g>
                  <svg:desc>Sheet1.D23:Sheet1.D25</svg:desc>
                </draw:g>
              </table:table-cell>
              <table:table-cell office:value-type="float" office:value="0.145599961280823">
                <text:p>0.145599961280823</text:p>
                <draw:g>
                  <svg:desc>Sheet1.E23:Sheet1.E25</svg:desc>
                </draw:g>
              </table:table-cell>
              <table:table-cell office:value-type="float" office:value="0.142700016498566">
                <text:p>0.142700016498566</text:p>
                <draw:g>
                  <svg:desc>Sheet1.F23:Sheet1.F25</svg:desc>
                </draw:g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0.125699996948242">
                <text:p>0.125699996948242</text:p>
              </table:table-cell>
              <table:table-cell office:value-type="float" office:value="0.126800000667572">
                <text:p>0.126800000667572</text:p>
              </table:table-cell>
              <table:table-cell office:value-type="float" office:value="0.255600035190582">
                <text:p>0.255600035190582</text:p>
              </table:table-cell>
              <table:table-cell office:value-type="float" office:value="0.218400001525879">
                <text:p>0.218400001525879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0891750007867813">
                <text:p>0.0891750007867813</text:p>
              </table:table-cell>
              <table:table-cell office:value-type="float" office:value="0.0863749980926514">
                <text:p>0.0863749980926514</text:p>
              </table:table-cell>
              <table:table-cell office:value-type="float" office:value="0.177445006370544">
                <text:p>0.177445006370544</text:p>
              </table:table-cell>
              <table:table-cell office:value-type="float" office:value="0.169520002603531">
                <text:p>0.1695200026035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